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Consolas, 'Bitstream Vera Sans Mono', 'Courier New'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fo:letter-spacing="normal" fo:background-color="#ffffff" loext:padding="0cm" loext:border="none"/>
    </style:style>
    <style:style style:name="T1" style:family="text">
      <style:text-properties fo:font-variant="normal" fo:text-transform="none" fo:color="#000000" style:font-name="Monaco" fo:font-size="10.5pt" fo:letter-spacing="normal" fo:font-style="normal" fo:font-weight="normal" fo:background-color="#ffffff" loext:char-shading-value="0" loext:padding="0cm" loext:border="none"/>
    </style:style>
    <style:style style:name="T2" style:family="text">
      <style:text-properties fo:font-variant="normal" fo:text-transform="none" fo:color="#000000" fo:letter-spacing="normal" fo:background-color="#ffffff" loext:char-shading-value="0" loext:padding="0cm" loext:border="none"/>
    </style:style>
    <style:style style:name="T3" style:family="text">
      <style:text-properties fo:font-variant="normal" fo:text-transform="none" fo:color="#ff1493" style:font-name="Monaco" fo:font-size="10.5pt" fo:letter-spacing="normal" fo:font-style="normal" fo:font-weight="normal" fo:background-color="#ffffff" loext:char-shading-value="0" loext:padding="0cm" loext:border="none"/>
    </style:style>
    <style:style style:name="T4" style:family="text">
      <style:text-properties fo:font-variant="normal" fo:text-transform="none" fo:color="#0000ff" style:font-name="Monaco" fo:font-size="10.5pt" fo:letter-spacing="normal" fo:font-style="normal" fo:font-weight="normal" fo:background-color="#ffffff" loext:char-shading-value="0" loext:padding="0cm" loext:border="none"/>
    </style:style>
    <style:style style:name="T5" style:family="text">
      <style:text-properties fo:font-variant="normal" fo:text-transform="none" fo:color="#006699" style:font-name="Monaco" fo:font-size="10.5pt" fo:letter-spacing="normal" fo:font-style="normal" fo:font-weight="bold" fo:background-color="#ffffff" loext:char-shading-value="0" loext:padding="0cm" loext:border="none"/>
    </style:style>
    <style:style style:name="T6" style:family="text">
      <style:text-properties fo:font-variant="normal" fo:text-transform="none" fo:color="#008200" style:font-name="Monaco" fo:font-size="10.5pt" fo:letter-spacing="normal" fo:font-style="normal" fo:font-weight="normal" fo:background-color="#ffffff" loext:char-shading-value="0" loext:padding="0cm" loext:border="none"/>
    </style:style>
    <style:style style:name="T7" style:family="text">
      <style:text-properties fo:font-variant="normal" fo:text-transform="none" fo:color="#008200" style:text-line-through-style="none" style:text-line-through-type="none" style:font-name="Monaco" fo:font-size="10.5pt" fo:letter-spacing="normal" fo:font-style="normal" style:text-underline-style="none" fo:font-weight="normal" style:text-blinking="false" fo:background-color="#ffffff" loext:char-shading-value="0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">list.of.packages &lt;- </text:span></text:span><text:span text:style-name="Source_20_Text"><text:span text:style-name="T3">c</text:span></text:span><text:span text:style-name="Source_20_Text"><text:span text:style-name="T1">(</text:span></text:span><text:span text:style-name="Source_20_Text"><text:span text:style-name="T4">"digest"</text:span></text:span><text:span text:style-name="Source_20_Text"><text:span text:style-name="T1">, </text:span></text:span><text:span text:style-name="Source_20_Text"><text:span text:style-name="T4">"httr"</text:span></text:span><text:span text:style-name="Source_20_Text"><text:span text:style-name="T1">,</text:span></text:span><text:span text:style-name="Source_20_Text"><text:span text:style-name="T4">"jsonlite"</text:span></text:span><text:span text:style-name="Source_20_Text"><text:span text:style-name="T1">)</text:span></text:span></text:p>
      <text:p text:style-name="P1"><text:span text:style-name="Source_20_Text"><text:span text:style-name="T1">new.packages &lt;- list.of.packages[!(list.of.packages %</text:span></text:span><text:span text:style-name="Source_20_Text"><text:span text:style-name="T5">in</text:span></text:span><text:span text:style-name="Source_20_Text"><text:span text:style-name="T1">% </text:span></text:span><text:span text:style-name="Source_20_Text"><text:span text:style-name="T3">installed.packages</text:span></text:span><text:span text:style-name="Source_20_Text"><text:span text:style-name="T1">()[,</text:span></text:span><text:span text:style-name="Source_20_Text"><text:span text:style-name="T4">"Package"</text:span></text:span><text:span text:style-name="Source_20_Text"><text:span text:style-name="T1">])]</text:span></text:span></text:p>
      <text:p text:style-name="P1"><text:span text:style-name="Source_20_Text"><text:span text:style-name="T3">if</text:span></text:span><text:span text:style-name="Source_20_Text"><text:span text:style-name="T1">(</text:span></text:span><text:span text:style-name="Source_20_Text"><text:span text:style-name="T3">length</text:span></text:span><text:span text:style-name="Source_20_Text"><text:span text:style-name="T1">(new.packages)) </text:span></text:span><text:span text:style-name="Source_20_Text"><text:span text:style-name="T3">install.packages</text:span></text:span><text:span text:style-name="Source_20_Text"><text:span text:style-name="T1">(new.packages)</text:span></text:span></text:p>
      <text:p text:style-name="P1"><text:span text:style-name="Source_20_Text"><text:span text:style-name="T3">require</text:span></text:span><text:span text:style-name="Source_20_Text"><text:span text:style-name="T1">(digest)</text:span></text:span></text:p>
      <text:p text:style-name="P1"><text:span text:style-name="Source_20_Text"><text:span text:style-name="T3">require</text:span></text:span><text:span text:style-name="Source_20_Text"><text:span text:style-name="T1">(jsonlite)</text:span></text:span></text:p>
      <text:p text:style-name="P1"><text:span text:style-name="Source_20_Text"><text:span text:style-name="T3">require</text:span></text:span><text:span text:style-name="Source_20_Text"><text:span text:style-name="T1">(httr)</text:span></text:span></text:p>
      <text:p text:style-name="P1"><text:span text:style-name="Source_20_Text"><text:span text:style-name="T1">Blockchain &lt;- </text:span></text:span><text:span text:style-name="Source_20_Text"><text:span text:style-name="T3">function </text:span></text:span><text:span text:style-name="Source_20_Text"><text:span text:style-name="T1">()</text:span></text:span></text:p>
      <text:p text:style-name="P1"><text:span text:style-name="Source_20_Text"><text:span text:style-name="T1">{</text:span></text:span></text:p>
      <text:p text:style-name="P1"><text:span text:style-name="Source_20_Text"><text:span text:style-name="T2">  </text:span></text:span><text:span text:style-name="Source_20_Text"><text:span text:style-name="T1">bc = </text:span></text:span><text:span text:style-name="Source_20_Text"><text:span text:style-name="T3">list </text:span></text:span><text:span text:style-name="Source_20_Text"><text:span text:style-name="T1">(</text:span></text:span></text:p>
      <text:p text:style-name="P1"><text:span text:style-name="Source_20_Text"><text:span text:style-name="T2">    </text:span></text:span><text:span text:style-name="Source_20_Text"><text:span text:style-name="T1">chain = </text:span></text:span><text:span text:style-name="Source_20_Text"><text:span text:style-name="T3">list</text:span></text:span><text:span text:style-name="Source_20_Text"><text:span text:style-name="T1">(),</text:span></text:span></text:p>
      <text:p text:style-name="P1"><text:span text:style-name="Source_20_Text"><text:span text:style-name="T2">    </text:span></text:span><text:span text:style-name="Source_20_Text"><text:span text:style-name="T1">currentTransactions  = </text:span></text:span><text:span text:style-name="Source_20_Text"><text:span text:style-name="T3">list</text:span></text:span><text:span text:style-name="Source_20_Text"><text:span text:style-name="T1">(),</text:span></text:span></text:p>
      <text:p text:style-name="P1"><text:span text:style-name="Source_20_Text"><text:span text:style-name="T2">    </text:span></text:span><text:span text:style-name="Source_20_Text"><text:span text:style-name="T1">nodes = </text:span></text:span><text:span text:style-name="Source_20_Text"><text:span text:style-name="T3">list</text:span></text:span><text:span text:style-name="Source_20_Text"><text:span text:style-name="T1">()</text:span></text:span></text:p>
      <text:p text:style-name="P1"><text:span text:style-name="Source_20_Text"><text:span text:style-name="T2">  </text:span></text:span><text:span text:style-name="Source_20_Text"><text:span text:style-name="T1">)</text:span></text:span></text:p>
      <text:p text:style-name="P1"><text:span text:style-name="Source_20_Text"><text:span text:style-name="T2">  </text:span></text:span><text:span text:style-name="Source_20_Text"><text:span text:style-name="T6">#' Create a new Block in the Blockchain</text:span></text:span></text:p>
      <text:p text:style-name="P1"><text:span text:style-name="Source_20_Text"><text:span text:style-name="T2">  </text:span></text:span><text:span text:style-name="Source_20_Text"><text:span text:style-name="T6">#'</text:span></text:span></text:p>
      <text:p text:style-name="P1"><text:span text:style-name="Source_20_Text"><text:span text:style-name="T2">  </text:span></text:span><text:span text:style-name="Source_20_Text"><text:span text:style-name="T6">#' @param proof &lt;int&gt; The proof given by the Proof of Work algorithm</text:span></text:span></text:p>
      <text:p text:style-name="P1"><text:span text:style-name="Source_20_Text"><text:span text:style-name="T2">  </text:span></text:span><text:span text:style-name="Source_20_Text"><text:span text:style-name="T6">#' @param previousHash &lt;str&gt; Hash of previous Block</text:span></text:span></text:p>
      <text:p text:style-name="P1"><text:span text:style-name="Source_20_Text"><text:span text:style-name="T2">  </text:span></text:span><text:span text:style-name="Source_20_Text"><text:span text:style-name="T6">#' @return new block generated given the \code{proof} and the \code{previousHash}</text:span></text:span></text:p>
      <text:p text:style-name="P1"><text:span text:style-name="Source_20_Text"><text:span text:style-name="T2">  </text:span></text:span><text:span text:style-name="Source_20_Text"><text:span text:style-name="T6">#' @examples  </text:span></text:span></text:p>
      <text:p text:style-name="P1"><text:span text:style-name="Source_20_Text"><text:span text:style-name="T2">  </text:span></text:span><text:span text:style-name="Source_20_Text"><text:span text:style-name="T6">#' blockchain = Blockchain()</text:span></text:span></text:p>
      <text:p text:style-name="P1"><text:span text:style-name="Source_20_Text"><text:span text:style-name="T2">  </text:span></text:span><text:span text:style-name="Source_20_Text"><text:span text:style-name="T6">#' blockchain$nextBlock(previousHash=1, proof=100) # genesis block</text:span></text:span></text:p>
      <text:p text:style-name="P1"><text:span text:style-name="Source_20_Text"><text:span text:style-name="T2">  </text:span></text:span><text:span text:style-name="Source_20_Text"><text:span text:style-name="T1">bc$nextBlock = </text:span></text:span><text:span text:style-name="Source_20_Text"><text:span text:style-name="T3">function </text:span></text:span><text:span text:style-name="Source_20_Text"><text:span text:style-name="T1">(proof, previousHash=</text:span></text:span><text:span text:style-name="Source_20_Text"><text:span text:style-name="T5">NULL</text:span></text:span><text:span text:style-name="Source_20_Text"><text:span text:style-name="T1">){</text:span></text:span></text:p>
      <text:p text:style-name="P1"><text:span text:style-name="Source_20_Text"><text:span text:style-name="T2">    </text:span></text:span><text:span text:style-name="Source_20_Text"><text:span text:style-name="T1">previousHash &lt;- </text:span></text:span><text:span text:style-name="Source_20_Text"><text:span text:style-name="T3">ifelse </text:span></text:span><text:span text:style-name="Source_20_Text"><text:span text:style-name="T1">(</text:span></text:span><text:span text:style-name="Source_20_Text"><text:span text:style-name="T3">is.null</text:span></text:span><text:span text:style-name="Source_20_Text"><text:span text:style-name="T1">(previousHash), bc$</text:span></text:span><text:span text:style-name="Source_20_Text"><text:span text:style-name="T3">hashBlock</text:span></text:span><text:span text:style-name="Source_20_Text"><text:span text:style-name="T1">(bc$chain[</text:span></text:span><text:span text:style-name="Source_20_Text"><text:span text:style-name="T3">length</text:span></text:span><text:span text:style-name="Source_20_Text"><text:span text:style-name="T1">(bc$chain)]), previousHash)</text:span></text:span></text:p>
      <text:p text:style-name="P1"><text:span text:style-name="Source_20_Text"><text:span text:style-name="T2">    </text:span></text:span><text:span text:style-name="Source_20_Text"><text:span text:style-name="T1">block = </text:span></text:span><text:span text:style-name="Source_20_Text"><text:span text:style-name="T3">list</text:span></text:span><text:span text:style-name="Source_20_Text"><text:span text:style-name="T1">(</text:span></text:span><text:span text:style-name="Source_20_Text"><text:span text:style-name="T4">'block'</text:span></text:span><text:span text:style-name="T1"> </text:span><text:span text:style-name="Source_20_Text"><text:span text:style-name="T1">= </text:span></text:span><text:span text:style-name="Source_20_Text"><text:span text:style-name="T3">list</text:span></text:span><text:span text:style-name="Source_20_Text"><text:span text:style-name="T1">(</text:span></text:span><text:span text:style-name="Source_20_Text"><text:span text:style-name="T4">'index'</text:span></text:span><text:span text:style-name="T1"> </text:span><text:span text:style-name="Source_20_Text"><text:span text:style-name="T1">= </text:span></text:span><text:span text:style-name="Source_20_Text"><text:span text:style-name="T3">length </text:span></text:span><text:span text:style-name="Source_20_Text"><text:span text:style-name="T1">(bc$chain) + 1, </text:span></text:span><text:span text:style-name="Source_20_Text"><text:span text:style-name="T4">'timestamp'</text:span></text:span><text:span text:style-name="T1"> </text:span><text:span text:style-name="Source_20_Text"><text:span text:style-name="T1">= </text:span></text:span><text:span text:style-name="Source_20_Text"><text:span text:style-name="T3">as.numeric</text:span></text:span><text:span text:style-name="Source_20_Text"><text:span text:style-name="T1">(</text:span></text:span><text:span text:style-name="Source_20_Text"><text:span text:style-name="T3">Sys.time</text:span></text:span><text:span text:style-name="Source_20_Text"><text:span text:style-name="T1">()) , </text:span></text:span><text:span text:style-name="Source_20_Text"><text:span text:style-name="T4">'transactions'</text:span></text:span><text:span text:style-name="T1"> </text:span><text:span text:style-name="Source_20_Text"><text:span text:style-name="T1">=  bc$currentTransactions, </text:span></text:span><text:span text:style-name="Source_20_Text"><text:span text:style-name="T4">'proof'</text:span></text:span><text:span text:style-name="T1"> </text:span><text:span text:style-name="Source_20_Text"><text:span text:style-name="T1">= proof, </text:span></text:span><text:span text:style-name="Source_20_Text"><text:span text:style-name="T4">'previousHash'</text:span></text:span><text:span text:style-name="T1"> </text:span><text:span text:style-name="Source_20_Text"><text:span text:style-name="T1">= previousHash))</text:span></text:span></text:p>
      <text:p text:style-name="P1"><text:span text:style-name="Source_20_Text"><text:span text:style-name="T2">    </text:span></text:span><text:span text:style-name="Source_20_Text"><text:span text:style-name="T1">bc$currentTransactions = </text:span></text:span><text:span text:style-name="Source_20_Text"><text:span text:style-name="T5">NULL</text:span></text:span></text:p>
      <text:p text:style-name="P1"><text:span text:style-name="Source_20_Text"><text:span text:style-name="T2">    </text:span></text:span><text:span text:style-name="Source_20_Text"><text:span text:style-name="T1">bc$chain &lt;- </text:span></text:span><text:span text:style-name="Source_20_Text"><text:span text:style-name="T3">append</text:span></text:span><text:span text:style-name="Source_20_Text"><text:span text:style-name="T1">(bc$chain, block)</text:span></text:span></text:p>
      <text:p text:style-name="P1"><text:span text:style-name="Source_20_Text"><text:span text:style-name="T2">    </text:span></text:span><text:span text:style-name="Source_20_Text"><text:span text:style-name="T3">return </text:span></text:span><text:span text:style-name="Source_20_Text"><text:span text:style-name="T1">(block)</text:span></text:span></text:p>
      <text:p text:style-name="P1"><text:span text:style-name="Source_20_Text"><text:span text:style-name="T2">  </text:span></text:span><text:span text:style-name="Source_20_Text"><text:span text:style-name="T1">}</text:span></text:span></text:p>
      <text:p text:style-name="P1"><text:span text:style-name="Source_20_Text"><text:span text:style-name="T2">  </text:span></text:span><text:span text:style-name="Source_20_Text"><text:span text:style-name="T6">#' Returns the last block in the Blockchain</text:span></text:span></text:p>
      <text:p text:style-name="P1"><text:span text:style-name="Source_20_Text"><text:span text:style-name="T2">  </text:span></text:span><text:span text:style-name="Source_20_Text"><text:span text:style-name="T6">#'</text:span></text:span></text:p>
      <text:p text:style-name="P1"><text:span text:style-name="Source_20_Text"><text:span text:style-name="T2">  </text:span></text:span><text:span text:style-name="Source_20_Text"><text:span text:style-name="T6">#' @examples  </text:span></text:span></text:p>
      <text:p text:style-name="P1"><text:span text:style-name="Source_20_Text"><text:span text:style-name="T2">  </text:span></text:span><text:span text:style-name="Source_20_Text"><text:span text:style-name="T6">#' blockchain$lastBlock()</text:span></text:span></text:p>
      <text:p text:style-name="P1"><text:span text:style-name="Source_20_Text"><text:span text:style-name="T2">  </text:span></text:span><text:span text:style-name="Source_20_Text"><text:span text:style-name="T1">bc$lastBlock = </text:span></text:span><text:span text:style-name="Source_20_Text"><text:span text:style-name="T3">function </text:span></text:span><text:span text:style-name="Source_20_Text"><text:span text:style-name="T1">() {</text:span></text:span></text:p>
      <text:p text:style-name="P1"><text:span text:style-name="Source_20_Text"><text:span text:style-name="T2">    </text:span></text:span><text:span text:style-name="Source_20_Text"><text:span text:style-name="T1">bc$chain[</text:span></text:span><text:span text:style-name="Source_20_Text"><text:span text:style-name="T3">length</text:span></text:span><text:span text:style-name="Source_20_Text"><text:span text:style-name="T1">(bc$chain)]</text:span></text:span></text:p>
      <text:p text:style-name="P1"><text:span text:style-name="Source_20_Text"><text:span text:style-name="T2">  </text:span></text:span><text:span text:style-name="Source_20_Text"><text:span text:style-name="T1">}</text:span></text:span></text:p>
      <text:p text:style-name="P1"><text:span text:style-name="Source_20_Text"><text:span text:style-name="T2">  </text:span></text:span><text:span text:style-name="Source_20_Text"><text:span text:style-name="T6">#' Register a new transaction in the Blockchain</text:span></text:span></text:p>
      <text:p text:style-name="P1"><text:span text:style-name="Source_20_Text"><text:span text:style-name="T2">  </text:span></text:span><text:span text:style-name="Source_20_Text"><text:span text:style-name="T6">#'</text:span></text:span></text:p>
      <text:p text:style-name="P1"><text:span text:style-name="Source_20_Text"><text:span text:style-name="T2">  </text:span></text:span><text:span text:style-name="Source_20_Text"><text:span text:style-name="T6">#' @param sender &lt;str&gt; address of the sender</text:span></text:span></text:p>
      <text:p text:style-name="P1"><text:span text:style-name="Source_20_Text"><text:span text:style-name="T2">  </text:span></text:span><text:span text:style-name="Source_20_Text"><text:span text:style-name="T6">#' @param recipient &lt;str&gt; address of the recipient</text:span></text:span></text:p>
      <text:p text:style-name="P1"><text:span text:style-name="Source_20_Text"><text:span text:style-name="T2">  </text:span></text:span><text:span text:style-name="Source_20_Text"><text:span text:style-name="T6">#' @param amount &lt;int&gt; transaction amount</text:span></text:span></text:p>
      <text:p text:style-name="P1"><text:span text:style-name="Source_20_Text"><text:span text:style-name="T2">  </text:span></text:span><text:span text:style-name="Source_20_Text"><text:span text:style-name="T6">#' @return  &lt;int&gt; Index of the Block that will hold this transaction</text:span></text:span></text:p>
      <text:p text:style-name="P1"><text:span text:style-name="Source_20_Text"><text:span text:style-name="T2">  </text:span></text:span><text:span text:style-name="Source_20_Text"><text:span text:style-name="T1">bc$addTransaction = </text:span></text:span><text:span text:style-name="Source_20_Text"><text:span text:style-name="T3">function </text:span></text:span><text:span text:style-name="Source_20_Text"><text:span text:style-name="T1">(sender, recipient, amount) </text:span></text:span></text:p>
      <text:p text:style-name="P1"><text:span text:style-name="Source_20_Text"><text:span text:style-name="T2">  </text:span></text:span><text:span text:style-name="Source_20_Text"><text:span text:style-name="T1">{</text:span></text:span></text:p>
      <text:p text:style-name="P1"><text:span text:style-name="Source_20_Text"><text:span text:style-name="T2">    </text:span></text:span><text:span text:style-name="Source_20_Text"><text:span text:style-name="T1">txn &lt;-  </text:span></text:span><text:span text:style-name="Source_20_Text"><text:span text:style-name="T3">list</text:span></text:span><text:span text:style-name="Source_20_Text"><text:span text:style-name="T1">(</text:span></text:span><text:span text:style-name="Source_20_Text"><text:span text:style-name="T4">'transaction'</text:span></text:span><text:span text:style-name="Source_20_Text"><text:span text:style-name="T1">= </text:span></text:span><text:span text:style-name="Source_20_Text"><text:span text:style-name="T3">list</text:span></text:span><text:span text:style-name="Source_20_Text"><text:span text:style-name="T1">(</text:span></text:span><text:span text:style-name="Source_20_Text"><text:span text:style-name="T4">'sender'</text:span></text:span><text:span text:style-name="Source_20_Text"><text:span text:style-name="T1">=sender,</text:span></text:span><text:span text:style-name="Source_20_Text"><text:span text:style-name="T4">'recipient'</text:span></text:span><text:span text:style-name="Source_20_Text"><text:span text:style-name="T1">=recipient,</text:span></text:span><text:span text:style-name="Source_20_Text"><text:span text:style-name="T4">'amount'</text:span></text:span><text:span text:style-name="Source_20_Text"><text:span text:style-name="T1">=amount))</text:span></text:span></text:p>
      <text:p text:style-name="P1"><text:span text:style-name="Source_20_Text"><text:span text:style-name="T2">    </text:span></text:span><text:span text:style-name="Source_20_Text"><text:span text:style-name="T1">bc$currentTransactions &lt;- </text:span></text:span><text:span text:style-name="Source_20_Text"><text:span text:style-name="T3">append</text:span></text:span><text:span text:style-name="Source_20_Text"><text:span text:style-name="T1">(bc$currentTransactions, txn)</text:span></text:span></text:p>
      <text:p text:style-name="P1"><text:span text:style-name="Source_20_Text"><text:span text:style-name="T2">    </text:span></text:span><text:span text:style-name="Source_20_Text"><text:span text:style-name="T1">last.block &lt;- bc$</text:span></text:span><text:span text:style-name="Source_20_Text"><text:span text:style-name="T3">lastBlock</text:span></text:span><text:span text:style-name="Source_20_Text"><text:span text:style-name="T1">()</text:span></text:span></text:p>
      <text:p text:style-name="P1"><text:span text:style-name="Source_20_Text"><text:span text:style-name="T2">    </text:span></text:span><text:span text:style-name="Source_20_Text"><text:span text:style-name="T3">return</text:span></text:span><text:span text:style-name="Source_20_Text"><text:span text:style-name="T1">(last.block$block$index + 1)</text:span></text:span></text:p>
      <text:p text:style-name="P1"><text:span text:style-name="Source_20_Text"><text:span text:style-name="T2">  </text:span></text:span><text:span text:style-name="Source_20_Text"><text:span text:style-name="T1">}</text:span></text:span></text:p>
      <text:p text:style-name="P1"><text:span text:style-name="Source_20_Text"><text:span text:style-name="T2">  </text:span></text:span><text:span text:style-name="Source_20_Text"><text:span text:style-name="T6">#' Hash a block using SHA256</text:span></text:span></text:p>
      <text:p text:style-name="P1"><text:soft-page-break/><text:span text:style-name="Source_20_Text"><text:span text:style-name="T2">  </text:span></text:span><text:span text:style-name="Source_20_Text"><text:span text:style-name="T6">#'</text:span></text:span></text:p>
      <text:p text:style-name="P1"><text:span text:style-name="Source_20_Text"><text:span text:style-name="T2">  </text:span></text:span><text:span text:style-name="Source_20_Text"><text:span text:style-name="T6">#' @param block &lt;block&gt; </text:span></text:span></text:p>
      <text:p text:style-name="P1"><text:span text:style-name="Source_20_Text"><text:span text:style-name="T2">  </text:span></text:span><text:span text:style-name="Source_20_Text"><text:span text:style-name="T6">#' @return  &lt;str&gt; SHA256 hashed value for \code(block)</text:span></text:span></text:p>
      <text:p text:style-name="P1"><text:span text:style-name="Source_20_Text"><text:span text:style-name="T2">  </text:span></text:span><text:span text:style-name="Source_20_Text"><text:span text:style-name="T6">#' @examples  </text:span></text:span></text:p>
      <text:p text:style-name="P1"><text:span text:style-name="Source_20_Text"><text:span text:style-name="T2">  </text:span></text:span><text:span text:style-name="Source_20_Text"><text:span text:style-name="T1">bc$hashBlock = </text:span></text:span><text:span text:style-name="Source_20_Text"><text:span text:style-name="T3">function </text:span></text:span><text:span text:style-name="Source_20_Text"><text:span text:style-name="T1">(block) {</text:span></text:span></text:p>
      <text:p text:style-name="P1"><text:span text:style-name="Source_20_Text"><text:span text:style-name="T2">    </text:span></text:span><text:span text:style-name="Source_20_Text"><text:span text:style-name="T3">require</text:span></text:span><text:span text:style-name="Source_20_Text"><text:span text:style-name="T1">(digest)</text:span></text:span></text:p>
      <text:p text:style-name="P1"><text:span text:style-name="Source_20_Text"><text:span text:style-name="T2">    </text:span></text:span><text:span text:style-name="Source_20_Text"><text:span text:style-name="T3">digest</text:span></text:span><text:span text:style-name="Source_20_Text"><text:span text:style-name="T1">(block,algo=</text:span></text:span><text:span text:style-name="Source_20_Text"><text:span text:style-name="T4">"sha256"</text:span></text:span><text:span text:style-name="Source_20_Text"><text:span text:style-name="T1">)</text:span></text:span></text:p>
      <text:p text:style-name="P1"><text:span text:style-name="Source_20_Text"><text:span text:style-name="T2">  </text:span></text:span><text:span text:style-name="Source_20_Text"><text:span text:style-name="T1">}</text:span></text:span></text:p>
      <text:p text:style-name="P1"><text:span text:style-name="Source_20_Text"><text:span text:style-name="T2">  </text:span></text:span><text:span text:style-name="T2"> </text:span></text:p>
      <text:p text:style-name="P1"><text:span text:style-name="Source_20_Text"><text:span text:style-name="T2">  </text:span></text:span><text:span text:style-name="Source_20_Text"><text:span text:style-name="T6">#' Find a number p' such that hash(pp') contains leading 4 zeroes, where p is the previous p'</text:span></text:span></text:p>
      <text:p text:style-name="P1"><text:span text:style-name="Source_20_Text"><text:span text:style-name="T2">  </text:span></text:span><text:span text:style-name="Source_20_Text"><text:span text:style-name="T6">#' p is the previous proof and p' is the new proof</text:span></text:span></text:p>
      <text:p text:style-name="P1"><text:span text:style-name="Source_20_Text"><text:span text:style-name="T2">  </text:span></text:span><text:span text:style-name="Source_20_Text"><text:span text:style-name="T6">#' @param last_proof &lt;block&gt; </text:span></text:span></text:p>
      <text:p text:style-name="P1"><text:span text:style-name="Source_20_Text"><text:span text:style-name="T2">  </text:span></text:span><text:span text:style-name="Source_20_Text"><text:span text:style-name="T6">#' @return  &lt;str&gt; SHA256 hashed value for \code(block)</text:span></text:span></text:p>
      <text:p text:style-name="P1"><text:span text:style-name="Source_20_Text"><text:span text:style-name="T2">  </text:span></text:span><text:span text:style-name="Source_20_Text"><text:span text:style-name="T1">bc$proofOfWork &lt;- </text:span></text:span><text:span text:style-name="Source_20_Text"><text:span text:style-name="T3">function </text:span></text:span><text:span text:style-name="Source_20_Text"><text:span text:style-name="T1">(last_proof)</text:span></text:span></text:p>
      <text:p text:style-name="P1"><text:span text:style-name="Source_20_Text"><text:span text:style-name="T2">  </text:span></text:span><text:span text:style-name="Source_20_Text"><text:span text:style-name="T1">{</text:span></text:span></text:p>
      <text:p text:style-name="P1"><text:span text:style-name="Source_20_Text"><text:span text:style-name="T2">    </text:span></text:span><text:span text:style-name="Source_20_Text"><text:span text:style-name="T1">proof &lt;- 0</text:span></text:span></text:p>
      <text:p text:style-name="P1"><text:span text:style-name="Source_20_Text"><text:span text:style-name="T2">    </text:span></text:span><text:span text:style-name="Source_20_Text"><text:span text:style-name="T3">while </text:span></text:span><text:span text:style-name="Source_20_Text"><text:span text:style-name="T1">(!bc$</text:span></text:span><text:span text:style-name="Source_20_Text"><text:span text:style-name="T3">validProof</text:span></text:span><text:span text:style-name="Source_20_Text"><text:span text:style-name="T1">(last_proof, proof))</text:span></text:span></text:p>
      <text:p text:style-name="P1"><text:span text:style-name="Source_20_Text"><text:span text:style-name="T2">    </text:span></text:span><text:span text:style-name="Source_20_Text"><text:span text:style-name="T1">{</text:span></text:span></text:p>
      <text:p text:style-name="P1"><text:span text:style-name="Source_20_Text"><text:span text:style-name="T2">      </text:span></text:span><text:span text:style-name="Source_20_Text"><text:span text:style-name="T1">proof &lt;- proof + 1</text:span></text:span></text:p>
      <text:p text:style-name="P1"><text:span text:style-name="Source_20_Text"><text:span text:style-name="T2">    </text:span></text:span><text:span text:style-name="Source_20_Text"><text:span text:style-name="T1">}</text:span></text:span></text:p>
      <text:p text:style-name="P1"><text:span text:style-name="Source_20_Text"><text:span text:style-name="T2">    </text:span></text:span><text:span text:style-name="Source_20_Text"><text:span text:style-name="T3">return </text:span></text:span><text:span text:style-name="Source_20_Text"><text:span text:style-name="T1">(proof)</text:span></text:span></text:p>
      <text:p text:style-name="P1"><text:span text:style-name="Source_20_Text"><text:span text:style-name="T2">  </text:span></text:span><text:span text:style-name="Source_20_Text"><text:span text:style-name="T1">}</text:span></text:span></text:p>
      <text:p text:style-name="P2"> </text:p>
      <text:p text:style-name="P1"><text:span text:style-name="Source_20_Text"><text:span text:style-name="T2">  </text:span></text:span><text:span text:style-name="Source_20_Text"><text:span text:style-name="T6">#' Find a number p' such that hash(pp') ends with two zeroes, where p is the previous p'</text:span></text:span></text:p>
      <text:p text:style-name="P1"><text:span text:style-name="Source_20_Text"><text:span text:style-name="T2">  </text:span></text:span><text:span text:style-name="Source_20_Text"><text:span text:style-name="T6">#' p is the previous proof and p' is the new proof</text:span></text:span></text:p>
      <text:p text:style-name="P1"><text:span text:style-name="Source_20_Text"><text:span text:style-name="T2">  </text:span></text:span><text:span text:style-name="Source_20_Text"><text:span text:style-name="T6">#' @param last_proof &lt;int&gt; previous proof </text:span></text:span></text:p>
      <text:p text:style-name="P1"><text:span text:style-name="Source_20_Text"><text:span text:style-name="T2">  </text:span></text:span><text:span text:style-name="Source_20_Text"><text:span text:style-name="T6">#' @param proof &lt;int&gt; proof</text:span></text:span></text:p>
      <text:p text:style-name="P1"><text:span text:style-name="Source_20_Text"><text:span text:style-name="T2">  </text:span></text:span><text:span text:style-name="Source_20_Text"><text:span text:style-name="T6">#' @return  &lt;bool&gt; TRUE if correct, FALSE if not</text:span></text:span></text:p>
      <text:p text:style-name="P1"><text:span text:style-name="Source_20_Text"><text:span text:style-name="T2">  </text:span></text:span><text:span text:style-name="Source_20_Text"><text:span text:style-name="T1">bc$validProof &lt;- </text:span></text:span><text:span text:style-name="Source_20_Text"><text:span text:style-name="T3">function </text:span></text:span><text:span text:style-name="Source_20_Text"><text:span text:style-name="T1">(last_proof, proof) </text:span></text:span></text:p>
      <text:p text:style-name="P1"><text:span text:style-name="Source_20_Text"><text:span text:style-name="T2">  </text:span></text:span><text:span text:style-name="Source_20_Text"><text:span text:style-name="T1">{</text:span></text:span></text:p>
      <text:p text:style-name="P1"><text:span text:style-name="Source_20_Text"><text:span text:style-name="T2">    </text:span></text:span><text:span text:style-name="Source_20_Text"><text:span text:style-name="T1">guess = </text:span></text:span><text:span text:style-name="Source_20_Text"><text:span text:style-name="T3">paste0</text:span></text:span><text:span text:style-name="Source_20_Text"><text:span text:style-name="T1">(last_proof,proof)</text:span></text:span></text:p>
      <text:p text:style-name="P1"><text:span text:style-name="Source_20_Text"><text:span text:style-name="T2">    </text:span></text:span><text:span text:style-name="Source_20_Text"><text:span text:style-name="T1">guess_hash = </text:span></text:span><text:span text:style-name="Source_20_Text"><text:span text:style-name="T3">digest</text:span></text:span><text:span text:style-name="Source_20_Text"><text:span text:style-name="T1">(guess, algo = </text:span></text:span><text:span text:style-name="Source_20_Text"><text:span text:style-name="T4">'sha256'</text:span></text:span><text:span text:style-name="Source_20_Text"><text:span text:style-name="T1">)</text:span></text:span></text:p>
      <text:p text:style-name="P1"><text:span text:style-name="Source_20_Text"><text:span text:style-name="T2">    </text:span></text:span><text:span text:style-name="Source_20_Text"><text:span text:style-name="T3">return </text:span></text:span><text:span text:style-name="Source_20_Text"><text:span text:style-name="T1">(</text:span></text:span><text:span text:style-name="Source_20_Text"><text:span text:style-name="T3">gsub</text:span></text:span><text:span text:style-name="Source_20_Text"><text:span text:style-name="T1">(</text:span></text:span><text:span text:style-name="Source_20_Text"><text:span text:style-name="T4">'.*(.{2}$)'</text:span></text:span><text:span text:style-name="Source_20_Text"><text:span text:style-name="T1">, </text:span></text:span><text:span text:style-name="Source_20_Text"><text:span text:style-name="T4">'\\1'</text:span></text:span><text:span text:style-name="Source_20_Text"><text:span text:style-name="T1">,guess_hash) == </text:span></text:span><text:span text:style-name="Source_20_Text"><text:span text:style-name="T4">"00"</text:span></text:span><text:span text:style-name="Source_20_Text"><text:span text:style-name="T1">)</text:span></text:span></text:p>
      <text:p text:style-name="P1"><text:span text:style-name="Source_20_Text"><text:span text:style-name="T2">  </text:span></text:span><text:span text:style-name="Source_20_Text"><text:span text:style-name="T1">}</text:span></text:span></text:p>
      <text:p text:style-name="P1"><text:span text:style-name="Source_20_Text"><text:span text:style-name="T2">  </text:span></text:span><text:span text:style-name="Source_20_Text"><text:span text:style-name="T6">#' Checks whether a given blockchain is valid</text:span></text:span></text:p>
      <text:p text:style-name="P1"><text:span text:style-name="Source_20_Text"><text:span text:style-name="T2">  </text:span></text:span><text:span text:style-name="Source_20_Text"><text:span text:style-name="T6">#'</text:span></text:span></text:p>
      <text:p text:style-name="P1"><text:span text:style-name="Source_20_Text"><text:span text:style-name="T2">  </text:span></text:span><text:span text:style-name="Source_20_Text"><text:span text:style-name="T6">#' @return  &lt;bool&gt; TRUE if the chain is valid, FALSE otherwise</text:span></text:span></text:p>
      <text:p text:style-name="P1"><text:span text:style-name="Source_20_Text"><text:span text:style-name="T2">  </text:span></text:span><text:span text:style-name="Source_20_Text"><text:span text:style-name="T1">bc$validChain &lt;- </text:span></text:span><text:span text:style-name="Source_20_Text"><text:span text:style-name="T3">function </text:span></text:span><text:span text:style-name="Source_20_Text"><text:span text:style-name="T1">(chain)</text:span></text:span></text:p>
      <text:p text:style-name="P1"><text:span text:style-name="Source_20_Text"><text:span text:style-name="T2">  </text:span></text:span><text:span text:style-name="Source_20_Text"><text:span text:style-name="T1">{</text:span></text:span></text:p>
      <text:p text:style-name="P1"><text:span text:style-name="Source_20_Text"><text:span text:style-name="T2">    </text:span></text:span><text:span text:style-name="Source_20_Text"><text:span text:style-name="T1">lastBlock &lt;- chain[0]</text:span></text:span></text:p>
      <text:p text:style-name="P1"><text:span text:style-name="Source_20_Text"><text:span text:style-name="T2">    </text:span></text:span><text:span text:style-name="Source_20_Text"><text:span text:style-name="T1">currentIndex &lt;- 1</text:span></text:span></text:p>
      <text:p text:style-name="P1"><text:span text:style-name="Source_20_Text"><text:span text:style-name="T2">    </text:span></text:span><text:span text:style-name="Source_20_Text"><text:span text:style-name="T3">while </text:span></text:span><text:span text:style-name="Source_20_Text"><text:span text:style-name="T1">(currentIndex &lt; </text:span></text:span><text:span text:style-name="Source_20_Text"><text:span text:style-name="T3">length</text:span></text:span><text:span text:style-name="Source_20_Text"><text:span text:style-name="T1">(chain))</text:span></text:span></text:p>
      <text:p text:style-name="P1"><text:span text:style-name="Source_20_Text"><text:span text:style-name="T2">    </text:span></text:span><text:span text:style-name="Source_20_Text"><text:span text:style-name="T1">{</text:span></text:span></text:p>
      <text:p text:style-name="P1"><text:span text:style-name="Source_20_Text"><text:span text:style-name="T2">      </text:span></text:span><text:span text:style-name="Source_20_Text"><text:span text:style-name="T1">block = chain[currentIndex]</text:span></text:span></text:p>
      <text:p text:style-name="P1"><text:span text:style-name="Source_20_Text"><text:span text:style-name="T2">      </text:span></text:span><text:span text:style-name="Source_20_Text"><text:span text:style-name="T6"># checking for valid linking</text:span></text:span></text:p>
      <text:p text:style-name="P1"><text:span text:style-name="Source_20_Text"><text:span text:style-name="T2">      </text:span></text:span><text:span text:style-name="Source_20_Text"><text:span text:style-name="T3">if </text:span></text:span><text:span text:style-name="Source_20_Text"><text:span text:style-name="T1">(block$block$previousHash != bc$</text:span></text:span><text:span text:style-name="Source_20_Text"><text:span text:style-name="T3">hashBlock</text:span></text:span><text:span text:style-name="Source_20_Text"><text:span text:style-name="T1">(lastBlock)) {</text:span></text:span></text:p>
      <text:p text:style-name="P1"><text:span text:style-name="Source_20_Text"><text:span text:style-name="T2">        </text:span></text:span><text:span text:style-name="Source_20_Text"><text:span text:style-name="T3">return</text:span></text:span><text:span text:style-name="Source_20_Text"><text:span text:style-name="T1">(</text:span></text:span><text:span text:style-name="Source_20_Text"><text:span text:style-name="T5">FALSE</text:span></text:span><text:span text:style-name="Source_20_Text"><text:span text:style-name="T1">)</text:span></text:span></text:p>
      <text:p text:style-name="P1"><text:span text:style-name="Source_20_Text"><text:span text:style-name="T2">      </text:span></text:span><text:span text:style-name="Source_20_Text"><text:span text:style-name="T1">}</text:span></text:span></text:p>
      <text:p text:style-name="P1"><text:span text:style-name="Source_20_Text"><text:span text:style-name="T2">      </text:span></text:span><text:span text:style-name="Source_20_Text"><text:span text:style-name="T6"># checking for proof validity</text:span></text:span></text:p>
      <text:p text:style-name="P1"><text:span text:style-name="Source_20_Text"><text:span text:style-name="T2">      </text:span></text:span><text:span text:style-name="Source_20_Text"><text:span text:style-name="T3">if</text:span></text:span><text:span text:style-name="Source_20_Text"><text:span text:style-name="T1">(!bc$</text:span></text:span><text:span text:style-name="Source_20_Text"><text:span text:style-name="T3">validProof</text:span></text:span><text:span text:style-name="Source_20_Text"><text:span text:style-name="T1">(lastBlock$block$proof, block$block$proof))</text:span></text:span></text:p>
      <text:p text:style-name="P1"><text:span text:style-name="Source_20_Text"><text:span text:style-name="T2">      </text:span></text:span><text:span text:style-name="Source_20_Text"><text:span text:style-name="T1">{</text:span></text:span></text:p>
      <text:p text:style-name="P1"><text:span text:style-name="Source_20_Text"><text:span text:style-name="T2">        </text:span></text:span><text:span text:style-name="Source_20_Text"><text:span text:style-name="T3">return </text:span></text:span><text:span text:style-name="Source_20_Text"><text:span text:style-name="T1">(</text:span></text:span><text:span text:style-name="Source_20_Text"><text:span text:style-name="T5">FALSE</text:span></text:span><text:span text:style-name="Source_20_Text"><text:span text:style-name="T1">)</text:span></text:span></text:p>
      <text:p text:style-name="P1"><text:soft-page-break/><text:span text:style-name="Source_20_Text"><text:span text:style-name="T2">      </text:span></text:span><text:span text:style-name="Source_20_Text"><text:span text:style-name="T1">}</text:span></text:span></text:p>
      <text:p text:style-name="P1"><text:span text:style-name="Source_20_Text"><text:span text:style-name="T2">      </text:span></text:span><text:span text:style-name="Source_20_Text"><text:span text:style-name="T1">lastBlock &lt;- block</text:span></text:span></text:p>
      <text:p text:style-name="P1"><text:span text:style-name="Source_20_Text"><text:span text:style-name="T2">      </text:span></text:span><text:span text:style-name="Source_20_Text"><text:span text:style-name="T1">currentIndex &lt;- currentIndex +1</text:span></text:span></text:p>
      <text:p text:style-name="P1"><text:span text:style-name="Source_20_Text"><text:span text:style-name="T2">    </text:span></text:span><text:span text:style-name="Source_20_Text"><text:span text:style-name="T1">}</text:span></text:span></text:p>
      <text:p text:style-name="P1"><text:span text:style-name="Source_20_Text"><text:span text:style-name="T2">    </text:span></text:span><text:span text:style-name="Source_20_Text"><text:span text:style-name="T3">return</text:span></text:span><text:span text:style-name="Source_20_Text"><text:span text:style-name="T1">(</text:span></text:span><text:span text:style-name="Source_20_Text"><text:span text:style-name="T5">TRUE</text:span></text:span><text:span text:style-name="Source_20_Text"><text:span text:style-name="T1">)</text:span></text:span></text:p>
      <text:p text:style-name="P1"><text:span text:style-name="Source_20_Text"><text:span text:style-name="T2">  </text:span></text:span><text:span text:style-name="Source_20_Text"><text:span text:style-name="T1">}</text:span></text:span></text:p>
      <text:p text:style-name="P1"><text:span text:style-name="Source_20_Text"><text:span text:style-name="T2">  </text:span></text:span><text:span text:style-name="Source_20_Text"><text:span text:style-name="T6">#' Add a new node to the list of existing nodes</text:span></text:span></text:p>
      <text:p text:style-name="P1"><text:span text:style-name="Source_20_Text"><text:span text:style-name="T2">  </text:span></text:span><text:span text:style-name="Source_20_Text"><text:span text:style-name="T6">#' </text:span></text:span></text:p>
      <text:p text:style-name="P1"><text:span text:style-name="Source_20_Text"><text:span text:style-name="T2">  </text:span></text:span><text:span text:style-name="Source_20_Text"><text:span text:style-name="T6">#' @param address &lt;str&gt; full URL of the node  </text:span></text:span></text:p>
      <text:p text:style-name="P1"><text:span text:style-name="Source_20_Text"><text:span text:style-name="T2">  </text:span></text:span><text:span text:style-name="Source_20_Text"><text:span text:style-name="T6">#' @examples  </text:span></text:span></text:p>
      <text:p text:style-name="P1"><text:span text:style-name="Source_20_Text"><text:span text:style-name="T2">  </text:span></text:span><text:span text:style-name="Source_20_Text"><text:span text:style-name="T6">#' blockchain = Blockchain()</text:span></text:span></text:p>
      <text:p text:style-name="P1"><text:span text:style-name="Source_20_Text"><text:span text:style-name="T2">  </text:span></text:span><text:span text:style-name="Source_20_Text"><text:span text:style-name="T6">#' blockchain$registerNode('</text:span></text:span><text:a xlink:type="simple" xlink:href="http://192.168.0.5:5000/" text:style-name="Internet_20_link" text:visited-style-name="Visited_20_Internet_20_Link"><text:span text:style-name="Source_20_Text"><text:span text:style-name="T7">http://192.168.0.5:5000</text:span></text:span></text:a><text:span text:style-name="Source_20_Text"><text:span text:style-name="T6">')</text:span></text:span></text:p>
      <text:p text:style-name="P1"><text:span text:style-name="Source_20_Text"><text:span text:style-name="T2">  </text:span></text:span><text:span text:style-name="Source_20_Text"><text:span text:style-name="T1">bc$registerNode &lt;- </text:span></text:span><text:span text:style-name="Source_20_Text"><text:span text:style-name="T5">function</text:span></text:span><text:span text:style-name="Source_20_Text"><text:span text:style-name="T1">(address)</text:span></text:span></text:p>
      <text:p text:style-name="P1"><text:span text:style-name="Source_20_Text"><text:span text:style-name="T2">  </text:span></text:span><text:span text:style-name="Source_20_Text"><text:span text:style-name="T1">{</text:span></text:span></text:p>
      <text:p text:style-name="P1"><text:span text:style-name="Source_20_Text"><text:span text:style-name="T2">    </text:span></text:span><text:span text:style-name="Source_20_Text"><text:span text:style-name="T1">parsed_url = address</text:span></text:span></text:p>
      <text:p text:style-name="P1"><text:span text:style-name="Source_20_Text"><text:span text:style-name="T2">    </text:span></text:span><text:span text:style-name="Source_20_Text"><text:span text:style-name="T1">bc$nodes&lt;- </text:span></text:span><text:span text:style-name="Source_20_Text"><text:span text:style-name="T3">append</text:span></text:span><text:span text:style-name="Source_20_Text"><text:span text:style-name="T1">(bc$nodes, parsed_url)</text:span></text:span></text:p>
      <text:p text:style-name="P1"><text:span text:style-name="Source_20_Text"><text:span text:style-name="T2">  </text:span></text:span><text:span text:style-name="Source_20_Text"><text:span text:style-name="T1">}</text:span></text:span></text:p>
      <text:p text:style-name="P1"><text:span text:style-name="Source_20_Text"><text:span text:style-name="T2">  </text:span></text:span><text:span text:style-name="Source_20_Text"><text:span text:style-name="T6">#' Resolve conflicts by replacing the current chain by the longest chain in the network</text:span></text:span></text:p>
      <text:p text:style-name="P1"><text:span text:style-name="Source_20_Text"><text:span text:style-name="T2">  </text:span></text:span><text:span text:style-name="Source_20_Text"><text:span text:style-name="T6">#'</text:span></text:span></text:p>
      <text:p text:style-name="P1"><text:span text:style-name="Source_20_Text"><text:span text:style-name="T2">  </text:span></text:span><text:span text:style-name="Source_20_Text"><text:span text:style-name="T6">#' @return  &lt;bool&gt; TRUE if the chain was replaced, FALSE otherwise</text:span></text:span></text:p>
      <text:p text:style-name="P1"><text:span text:style-name="Source_20_Text"><text:span text:style-name="T2">  </text:span></text:span><text:span text:style-name="Source_20_Text"><text:span text:style-name="T1">bc$handleConflicts &lt;- </text:span></text:span><text:span text:style-name="Source_20_Text"><text:span text:style-name="T5">function</text:span></text:span><text:span text:style-name="Source_20_Text"><text:span text:style-name="T1">()</text:span></text:span></text:p>
      <text:p text:style-name="P1"><text:span text:style-name="Source_20_Text"><text:span text:style-name="T2">  </text:span></text:span><text:span text:style-name="Source_20_Text"><text:span text:style-name="T1">{</text:span></text:span></text:p>
      <text:p text:style-name="P1"><text:span text:style-name="Source_20_Text"><text:span text:style-name="T2">    </text:span></text:span><text:span text:style-name="Source_20_Text"><text:span text:style-name="T1">neighbours &lt;- bc$nodes </text:span></text:span></text:p>
      <text:p text:style-name="P1"><text:span text:style-name="Source_20_Text"><text:span text:style-name="T2">    </text:span></text:span><text:span text:style-name="Source_20_Text"><text:span text:style-name="T1">new_chain &lt;- </text:span></text:span><text:span text:style-name="Source_20_Text"><text:span text:style-name="T5">NULL</text:span></text:span></text:p>
      <text:p text:style-name="P1"><text:span text:style-name="Source_20_Text"><text:span text:style-name="T2">    </text:span></text:span><text:span text:style-name="Source_20_Text"><text:span text:style-name="T1">max_length = </text:span></text:span><text:span text:style-name="Source_20_Text"><text:span text:style-name="T3">length</text:span></text:span><text:span text:style-name="Source_20_Text"><text:span text:style-name="T1">(bc$chain)</text:span></text:span></text:p>
      <text:p text:style-name="P1"><text:span text:style-name="Source_20_Text"><text:span text:style-name="T2">    </text:span></text:span><text:span text:style-name="Source_20_Text"><text:span text:style-name="T3">for </text:span></text:span><text:span text:style-name="Source_20_Text"><text:span text:style-name="T1">(i </text:span></text:span><text:span text:style-name="Source_20_Text"><text:span text:style-name="T5">in</text:span></text:span><text:span text:style-name="T1"> </text:span><text:span text:style-name="Source_20_Text"><text:span text:style-name="T1">1:</text:span></text:span><text:span text:style-name="Source_20_Text"><text:span text:style-name="T3">length</text:span></text:span><text:span text:style-name="Source_20_Text"><text:span text:style-name="T1">(neighbours))</text:span></text:span></text:p>
      <text:p text:style-name="P1"><text:span text:style-name="Source_20_Text"><text:span text:style-name="T2">    </text:span></text:span><text:span text:style-name="Source_20_Text"><text:span text:style-name="T1">{</text:span></text:span></text:p>
      <text:p text:style-name="P1"><text:span text:style-name="Source_20_Text"><text:span text:style-name="T2">      </text:span></text:span><text:span text:style-name="Source_20_Text"><text:span text:style-name="T1">chain.node &lt;- </text:span></text:span><text:span text:style-name="Source_20_Text"><text:span text:style-name="T3">GET</text:span></text:span><text:span text:style-name="Source_20_Text"><text:span text:style-name="T1">(</text:span></text:span><text:span text:style-name="Source_20_Text"><text:span text:style-name="T3">paste0</text:span></text:span><text:span text:style-name="Source_20_Text"><text:span text:style-name="T1">(neighbours[i],</text:span></text:span><text:span text:style-name="Source_20_Text"><text:span text:style-name="T4">'/chain'</text:span></text:span><text:span text:style-name="Source_20_Text"><text:span text:style-name="T1">))</text:span></text:span></text:p>
      <text:p text:style-name="P1"><text:span text:style-name="Source_20_Text"><text:span text:style-name="T2">      </text:span></text:span><text:span text:style-name="Source_20_Text"><text:span text:style-name="T1">node.chain.length &lt;- jsonlite::</text:span></text:span><text:span text:style-name="Source_20_Text"><text:span text:style-name="T3">fromJSON</text:span></text:span><text:span text:style-name="Source_20_Text"><text:span text:style-name="T1">(chain.node)$length</text:span></text:span></text:p>
      <text:p text:style-name="P1"><text:span text:style-name="Source_20_Text"><text:span text:style-name="T2">      </text:span></text:span><text:span text:style-name="Source_20_Text"><text:span text:style-name="T1">node.chain.chain &lt;- jsonlite::</text:span></text:span><text:span text:style-name="Source_20_Text"><text:span text:style-name="T3">fromJSON</text:span></text:span><text:span text:style-name="Source_20_Text"><text:span text:style-name="T1">(chain.node)$chain </text:span></text:span><text:span text:style-name="Source_20_Text"><text:span text:style-name="T3">if </text:span></text:span><text:span text:style-name="Source_20_Text"><text:span text:style-name="T1">(node.chain.length &gt; max_length)</text:span></text:span></text:p>
      <text:p text:style-name="P1"><text:span text:style-name="Source_20_Text"><text:span text:style-name="T2">      </text:span></text:span><text:span text:style-name="Source_20_Text"><text:span text:style-name="T1">{</text:span></text:span></text:p>
      <text:p text:style-name="P1"><text:span text:style-name="Source_20_Text"><text:span text:style-name="T2">        </text:span></text:span><text:span text:style-name="Source_20_Text"><text:span text:style-name="T1">new_chain = node.chain.chain</text:span></text:span></text:p>
      <text:p text:style-name="P1"><text:span text:style-name="Source_20_Text"><text:span text:style-name="T2">        </text:span></text:span><text:span text:style-name="Source_20_Text"><text:span text:style-name="T1">max_length&lt;-node.chain.length</text:span></text:span></text:p>
      <text:p text:style-name="P1"><text:span text:style-name="Source_20_Text"><text:span text:style-name="T2">      </text:span></text:span><text:span text:style-name="Source_20_Text"><text:span text:style-name="T1">}</text:span></text:span></text:p>
      <text:p text:style-name="P1"><text:span text:style-name="Source_20_Text"><text:span text:style-name="T2">    </text:span></text:span><text:span text:style-name="Source_20_Text"><text:span text:style-name="T1">}</text:span></text:span></text:p>
      <text:p text:style-name="P1"><text:span text:style-name="Source_20_Text"><text:span text:style-name="T2">    </text:span></text:span><text:span text:style-name="Source_20_Text"><text:span text:style-name="T3">if </text:span></text:span><text:span text:style-name="Source_20_Text"><text:span text:style-name="T1">(!</text:span></text:span><text:span text:style-name="Source_20_Text"><text:span text:style-name="T3">is.null</text:span></text:span><text:span text:style-name="Source_20_Text"><text:span text:style-name="T1">(new_chain))</text:span></text:span></text:p>
      <text:p text:style-name="P1"><text:span text:style-name="Source_20_Text"><text:span text:style-name="T2">    </text:span></text:span><text:span text:style-name="Source_20_Text"><text:span text:style-name="T1">{</text:span></text:span></text:p>
      <text:p text:style-name="P1"><text:span text:style-name="Source_20_Text"><text:span text:style-name="T2">      </text:span></text:span><text:span text:style-name="Source_20_Text"><text:span text:style-name="T1">bc$chain &lt;- new_chain </text:span></text:span></text:p>
      <text:p text:style-name="P1"><text:span text:style-name="Source_20_Text"><text:span text:style-name="T2">    </text:span></text:span><text:span text:style-name="Source_20_Text"><text:span text:style-name="T1">}</text:span></text:span></text:p>
      <text:p text:style-name="P1"><text:span text:style-name="Source_20_Text"><text:span text:style-name="T2">  </text:span></text:span><text:span text:style-name="Source_20_Text"><text:span text:style-name="T1">}</text:span></text:span></text:p>
      <text:p text:style-name="P1"><text:span text:style-name="Source_20_Text"><text:span text:style-name="T2">  </text:span></text:span><text:span text:style-name="Source_20_Text"><text:span text:style-name="T6"># Adding bc to the environment</text:span></text:span></text:p>
      <text:p text:style-name="P1"><text:span text:style-name="Source_20_Text"><text:span text:style-name="T2">  </text:span></text:span><text:span text:style-name="Source_20_Text"><text:span text:style-name="T1">bc &lt;- </text:span></text:span><text:span text:style-name="Source_20_Text"><text:span text:style-name="T3">list2env</text:span></text:span><text:span text:style-name="Source_20_Text"><text:span text:style-name="T1">(bc)</text:span></text:span></text:p>
      <text:p text:style-name="P1"><text:span text:style-name="Source_20_Text"><text:span text:style-name="T2">  </text:span></text:span><text:span text:style-name="Source_20_Text"><text:span text:style-name="T3">class</text:span></text:span><text:span text:style-name="Source_20_Text"><text:span text:style-name="T1">(bc) &lt;- </text:span></text:span><text:span text:style-name="Source_20_Text"><text:span text:style-name="T4">"BlockchainClass"</text:span></text:span></text:p>
      <text:p text:style-name="P1"><text:span text:style-name="Source_20_Text"><text:span text:style-name="T2">  </text:span></text:span><text:span text:style-name="Source_20_Text"><text:span text:style-name="T3">return</text:span></text:span><text:span text:style-name="Source_20_Text"><text:span text:style-name="T1">(bc)</text:span></text:span></text:p>
      <text:p text:style-name="P1"><text:span text:style-name="Source_20_Text"><text:span text:style-name="T1">}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, Consolas, 'Bitstream Vera Sans Mono', 'Courier New'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20:11:02.990850213</meta:creation-date>
    <meta:print-date>2018-03-10T20:11:43.459186755</meta:print-date>
    <dc:date>2018-03-10T20:12:16.925106346</dc:date>
    <meta:editing-duration>PT1M15S</meta:editing-duration>
    <meta:editing-cycles>1</meta:editing-cycles>
    <meta:document-statistic meta:table-count="0" meta:image-count="0" meta:object-count="0" meta:page-count="3" meta:paragraph-count="146" meta:word-count="577" meta:character-count="4683" meta:non-whitespace-character-count="3777"/>
    <meta:generator>LibreOffice/5.1.6.2$Linux_X86_64 LibreOffice_project/10m0$Build-2</meta:generator>
  </office:meta>
</office:document-meta>
</file>